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a61b" officeooo:paragraph-rsid="0017a61b"/>
    </style:style>
    <style:style style:name="P2" style:family="paragraph" style:parent-style-name="Standard">
      <style:text-properties officeooo:rsid="0017a61b" officeooo:paragraph-rsid="0017a61b"/>
    </style:style>
    <style:style style:name="P3" style:family="paragraph" style:parent-style-name="Standard" style:list-style-name="L1">
      <style:text-properties officeooo:rsid="00189846" officeooo:paragraph-rsid="00189846"/>
    </style:style>
    <style:style style:name="P4" style:family="paragraph" style:parent-style-name="Standard">
      <style:text-properties officeooo:rsid="00189846" officeooo:paragraph-rsid="00189846"/>
    </style:style>
    <style:style style:name="P5" style:family="paragraph" style:parent-style-name="Standard" style:list-style-name="L1">
      <style:text-properties officeooo:rsid="001a7021" officeooo:paragraph-rsid="001a7021"/>
    </style:style>
    <style:style style:name="P6" style:family="paragraph" style:parent-style-name="Standard">
      <style:text-properties officeooo:rsid="001a7021" officeooo:paragraph-rsid="001a7021"/>
    </style:style>
    <style:style style:name="P7" style:family="paragraph" style:parent-style-name="Standard" style:list-style-name="L1">
      <style:text-properties officeooo:rsid="001b8b00" officeooo:paragraph-rsid="001b8b00"/>
    </style:style>
    <style:style style:name="P8" style:family="paragraph" style:parent-style-name="Standard" style:list-style-name="L1">
      <style:paragraph-properties fo:margin-top="0cm" fo:margin-bottom="0cm" loext:contextual-spacing="false"/>
      <style:text-properties officeooo:rsid="001a7021" officeooo:paragraph-rsid="001a7021"/>
    </style:style>
    <style:style style:name="T1" style:family="text">
      <style:text-properties officeooo:rsid="001d6057"/>
    </style:style>
    <style:style style:name="T2" style:family="text">
      <style:text-properties officeooo:rsid="001dc5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90023968" text:style-name="L1">
        <text:list-item>
          <text:p text:style-name="P1">Comercial</text:p>
          <text:list>
            <text:list-item>
              <text:p text:style-name="P1">Política de Preços por Cliente</text:p>
            </text:list-item>
            <text:list-item>
              <text:p text:style-name="P3">Clientes – associação de logotipos</text:p>
            </text:list-item>
            <text:list-item>
              <text:p text:style-name="P3">Clientes – associação de cliente final para o laudo com associação do logotipo do cliente final</text:p>
            </text:list-item>
            <text:list-item>
              <text:p text:style-name="P5">Pedido de venda </text:p>
              <text:list>
                <text:list-item>
                  <text:p text:style-name="P5">Relação de serviços</text:p>
                </text:list-item>
                <text:list-item>
                  <text:p text:style-name="P5">Relação de materiais</text:p>
                </text:list-item>
                <text:list-item>
                  <text:p text:style-name="P5">Relação de mão de obra</text:p>
                </text:list-item>
                <text:list-item>
                  <text:p text:style-name="P7">Controle de frete</text:p>
                </text:list-item>
                <text:list-item>
                  <text:p text:style-name="P7">Geração de remessa de vidrarias</text:p>
                </text:list-item>
                <text:list-item>
                  <text:p text:style-name="P7">Cálculo automático da quantidade de frascos e seringas necessários para o pedido</text:p>
                </text:list-item>
              </text:list>
            </text:list-item>
          </text:list>
        </text:list-item>
      </text:list>
      <text:p text:style-name="P2"/>
      <text:list xml:id="list220327197808157" text:continue-numbering="true" text:style-name="L1">
        <text:list-item>
          <text:p text:style-name="P1">Laboratório</text:p>
          <text:list>
            <text:list-item>
              <text:p text:style-name="P1">Ensaios compostos por outros ensaios – Totalização de Gazes</text:p>
            </text:list-item>
            <text:list-item>
              <text:p text:style-name="P3">Criticidades – Associação de cores aos níveis de criticidade</text:p>
            </text:list-item>
            <text:list-item>
              <text:p text:style-name="P3">Serviços – Vidraria e quantidade de fluído necessário para execução do serviço</text:p>
            </text:list-item>
            <text:list-item>
              <text:p text:style-name="P5">Laudos</text:p>
              <text:list>
                <text:list-item>
                  <text:p text:style-name="P5">Reformulação do laudo</text:p>
                </text:list-item>
                <text:list-item>
                  <text:p text:style-name="P5">Indicação gráfica de criticidade</text:p>
                </text:list-item>
                <text:list-item>
                  <text:p text:style-name="P5">Totalizador de ensaios</text:p>
                </text:list-item>
                <text:list-item>
                  <text:p text:style-name="P5">Gráficos de ensaios</text:p>
                </text:list-item>
                <text:list-item>
                  <text:p text:style-name="P5">Possibilidade de revisão de laudos</text:p>
                </text:list-item>
                <text:list-item>
                  <text:p text:style-name="P5">Cópia de laudos</text:p>
                  <text:p text:style-name="P5"/>
                </text:list-item>
              </text:list>
            </text:list-item>
          </text:list>
        </text:list-item>
        <text:list-item>
          <text:p text:style-name="P5">Vidrarias / Laboratório</text:p>
          <text:list>
            <text:list-item>
              <text:p text:style-name="P5">Pulmão de fluídos</text:p>
            </text:list-item>
            <text:list-item>
              <text:p text:style-name="P5">Segregação do processo de retorno de vidrarias – entradas de frascos e seringas geram estoque de fluído. Pedidos deixam de ser gerados <text:span text:style-name="T1">automaticamente</text:span></text:p>
            </text:list-item>
          </text:list>
        </text:list-item>
      </text:list>
      <text:p text:style-name="P6"/>
      <text:p text:style-name="P4"/>
      <text:list xml:id="list220327168253029" text:continue-numbering="true" text:style-name="L1">
        <text:list-item>
          <text:p text:style-name="P5">Sistema</text:p>
          <text:list>
            <text:list-item>
              <text:p text:style-name="P8">Criação da central de segurança</text:p>
              <text:list>
                <text:list-item>
                  <text:p text:style-name="P8">Reformulação do cadastro de usuários</text:p>
                </text:list-item>
                <text:list-item>
                  <text:p text:style-name="P8">Criação do cadastro de <text:span text:style-name="T2">papéis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1:06:51.163000000</meta:creation-date>
    <dc:date>2018-07-23T22:03:26.690000000</dc:date>
    <meta:editing-duration>PT13M32S</meta:editing-duration>
    <meta:editing-cycles>3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30" meta:word-count="183" meta:character-count="1053" meta:non-whitespace-character-count="922"/>
  </office:meta>
</office:document-meta>
</file>